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7338" officeooo:paragraph-rsid="001e7338"/>
    </style:style>
    <style:style style:name="P2" style:family="paragraph" style:parent-style-name="Standard">
      <style:text-properties officeooo:rsid="001e7338" officeooo:paragraph-rsid="0021febb"/>
    </style:style>
    <style:style style:name="P3" style:family="paragraph" style:parent-style-name="Standard">
      <style:text-properties officeooo:rsid="001e7338" officeooo:paragraph-rsid="0022dea0"/>
    </style:style>
    <style:style style:name="P4" style:family="paragraph" style:parent-style-name="Standard">
      <style:text-properties officeooo:rsid="00205f2c" officeooo:paragraph-rsid="00205f2c"/>
    </style:style>
    <style:style style:name="P5" style:family="paragraph" style:parent-style-name="Standard">
      <style:text-properties officeooo:rsid="00205f2c" officeooo:paragraph-rsid="0021febb"/>
    </style:style>
    <style:style style:name="P6" style:family="paragraph" style:parent-style-name="Standard">
      <style:text-properties officeooo:rsid="00205f2c" officeooo:paragraph-rsid="0022dea0"/>
    </style:style>
    <style:style style:name="P7" style:family="paragraph" style:parent-style-name="Standard">
      <style:text-properties officeooo:rsid="0021febb" officeooo:paragraph-rsid="0021febb"/>
    </style:style>
    <style:style style:name="P8" style:family="paragraph" style:parent-style-name="Standard">
      <style:text-properties officeooo:rsid="0021febb" officeooo:paragraph-rsid="0022dea0"/>
    </style:style>
    <style:style style:name="P9" style:family="paragraph" style:parent-style-name="Standard">
      <style:text-properties officeooo:rsid="0022664b" officeooo:paragraph-rsid="0022664b"/>
    </style:style>
    <style:style style:name="P10" style:family="paragraph" style:parent-style-name="Standard">
      <style:text-properties officeooo:rsid="0022dea0" officeooo:paragraph-rsid="0022dea0"/>
    </style:style>
    <style:style style:name="P11" style:family="paragraph" style:parent-style-name="Standard">
      <style:text-properties fo:font-size="20pt" fo:font-weight="bold" officeooo:rsid="001e7338" officeooo:paragraph-rsid="001e7338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16pt" fo:font-weight="bold" officeooo:rsid="001e7338" officeooo:paragraph-rsid="001e7338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1e7338" officeooo:paragraph-rsid="0021febb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1e7338" officeooo:paragraph-rsid="0022dea0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205f2c" officeooo:paragraph-rsid="00205f2c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22664b" officeooo:paragraph-rsid="0022664b" style:font-size-asian="16pt" style:font-weight-asian="bold" style:font-size-complex="16pt" style:font-weight-complex="bold"/>
    </style:style>
    <style:style style:name="P17" style:family="paragraph" style:parent-style-name="Standard">
      <style:text-properties officeooo:rsid="00249b28" officeooo:paragraph-rsid="00249b28"/>
    </style:style>
    <style:style style:name="T1" style:family="text">
      <style:text-properties officeooo:rsid="0021febb"/>
    </style:style>
    <style:style style:name="T2" style:family="text">
      <style:text-properties officeooo:rsid="0022dea0"/>
    </style:style>
    <style:style style:name="T3" style:family="text">
      <style:text-properties officeooo:rsid="00260d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ASOS DE TESTE</text:p>
      <text:p text:style-name="P11"/>
      <text:p text:style-name="P12">- HEADER PÁGINA INICIAL</text:p>
      <text:p text:style-name="P1">Clicar no botão HOME deve levar ao topo da página</text:p>
      <text:p text:style-name="P1">Clicar no botão RIS <text:s/>deve navegar o usuário até a seção sobre RIS dentro da <text:span text:style-name="T3">pá</text:span>gina inicial</text:p>
      <text:p text:style-name="P1">Clicar no botão RIS <text:s/>deve navegar o usuário até a seção sobre PACS dentro da <text:span text:style-name="T3">pá</text:span>gina inicial</text:p>
      <text:p text:style-name="P1">Clicar no botão PORTAL <text:s/>deve navegar usuário até a seção sobre o PORTAL <text:s/>dentro da pagina inicial</text:p>
      <text:p text:style-name="P1">Clicar no botão PLANOS <text:s/>deve navegar usuário até a seção sobre os planos <text:s/>dentro da pagina inicial</text:p>
      <text:p text:style-name="P1">Clicar no botão CONTATO <text:s/>deve navegar usuário até o formulário onde o usuário pode entrar em contato com a MedCloud</text:p>
      <text:p text:style-name="P1">Clicar no botão TESTAR GRÁTIS deve abrir formulário para cadastro de usuário</text:p>
      <text:p text:style-name="P1">Clicar no botão ENTRAR deve abrir o formulário de login</text:p>
      <text:p text:style-name="P1"/>
      <text:p text:style-name="P1"/>
      <text:p text:style-name="P1"/>
      <text:p text:style-name="P1"/>
      <text:p text:style-name="P13">-FORMULÁRIO PARA <text:span text:style-name="T1">CADASTRO DE USUÁRIO</text:span> – PÁGINA INICIAL</text:p>
      <text:p text:style-name="P2">Cada campo deve informar o tipo de dado a ser inserido</text:p>
      <text:p text:style-name="P5">Validações sobre os dados, telefone deve aceitar apenas números, e-mail conter “@”</text:p>
      <text:p text:style-name="P5">Após preenchimento correto, informar o usuário se o envio foi feito</text:p>
      <text:p text:style-name="P7">Enviar dados inválidos</text:p>
      <text:p text:style-name="P7">Enviar formulário em branco</text:p>
      <text:p text:style-name="P7"/>
      <text:p text:style-name="P7"/>
      <text:p text:style-name="P7"/>
      <text:p text:style-name="P7"/>
      <text:p text:style-name="P1"/>
      <text:p text:style-name="P12">-FORMULÁRIO PARA CONTATO – PÁGINA INICIAL</text:p>
      <text:p text:style-name="P1">Cada campo deve informar o tipo de dado a ser inserido</text:p>
      <text:p text:style-name="P4">Validações sobre os dados, telefone deve aceitar apenas números, e-mail conter “@”</text:p>
      <text:p text:style-name="P4">Após preenchimento correto, informar o usuário se o envio foi feito</text:p>
      <text:p text:style-name="P7">Enviar dados inválidos</text:p>
      <text:p text:style-name="P7">Enviar formulário em branco</text:p>
      <text:p text:style-name="P7"/>
      <text:p text:style-name="P7"/>
      <text:p text:style-name="P7"/>
      <text:p text:style-name="P7"/>
      <text:p text:style-name="P14">-FORMULÁRIO PARA <text:span text:style-name="T2">INSCREVER-SE PARA VAGA </text:span><text:s/>– <text:span text:style-name="T2">PÁGINA CARREIRAS</text:span></text:p>
      <text:p text:style-name="P3">Cada campo deve informar o tipo de dado a ser inserido</text:p>
      <text:p text:style-name="P6">Validações sobre os dados, telefone deve aceitar apenas números, e-mail conter “@”</text:p>
      <text:p text:style-name="P6">Após preenchimento correto, informar o usuário se o envio foi feito</text:p>
      <text:p text:style-name="P8">Enviar dados inválidos</text:p>
      <text:p text:style-name="P8">Enviar formulário em branco</text:p>
      <text:p text:style-name="P10">Anexo de currículo deve ser aceito apenas documentos no formato PDF</text:p>
      <text:p text:style-name="P4"/>
      <text:p text:style-name="P4"><text:soft-page-break/></text:p>
      <text:p text:style-name="P15">- <text:span text:style-name="T1">FOOTER <text:s/>- </text:span><text:span text:style-name="T2">TODAS AS PÁGINAS</text:span></text:p>
      <text:p text:style-name="P7">Clicar no símbolo do SPOTIFY deve redirecionar a página da MedCloud no Spotify</text:p>
      <text:p text:style-name="P7">Clicar no símbolo do FACEBOOK deve redirecionar a página da MedCloud no Facebook</text:p>
      <text:p text:style-name="P7">Clicar no símbolo do INSTAGRAM deve redirecionar a página da MedCloud no Instagram</text:p>
      <text:p text:style-name="P7">Clicar no símbolo do TWITTER deve redirecionar a página da MedCloud no Twitter</text:p>
      <text:p text:style-name="P7">Clicar no símbolo do YOUTUBE deve redirecionar a página da MedCloud no YouTube</text:p>
      <text:p text:style-name="P7">Clicar no símbolo do LINKEDIN deve redirecionar a página da MedCloud no LinkdIn</text:p>
      <text:p text:style-name="P9">Visualizar informações de contato da MedCloud</text:p>
      <text:p text:style-name="P9">Botão SOBRE deve redirecionar a página sobre da MedCloud</text:p>
      <text:p text:style-name="P9">Botão CARREIRAS deve redirecionar a página sobre empregos na MedCloud</text:p>
      <text:p text:style-name="P9">Link POLITICA DE PRIVACIDADE deve abrir o PDF da politica de privacidade da MedCloud</text:p>
      <text:p text:style-name="P9">Link TERMOS deve abrir o PDF dos termos de uso da MedCloud</text:p>
      <text:p text:style-name="P9">Visualizar parceiros comerciais da MedCloud</text:p>
      <text:p text:style-name="P9">Link para download do app da MedCloud na Google Play Store</text:p>
      <text:p text:style-name="P9">Link para download do app da MedCloud na App Store</text:p>
      <text:p text:style-name="P9">Botão PORTUGUÊS-BR deve mudar idioma do site para Português brasileiro</text:p>
      <text:p text:style-name="P9">Botão INGLÊS deve mudar idioma do site para Inglês</text:p>
      <text:p text:style-name="P9">Botão Espanhol deve mudar idioma do site para Espanhol</text:p>
      <text:p text:style-name="P9"/>
      <text:p text:style-name="P9"/>
      <text:p text:style-name="P9"/>
      <text:p text:style-name="P9"/>
      <text:p text:style-name="P17">S</text:p>
      <text:p text:style-name="P16">-PERFORMANCE – <text:span text:style-name="T2">TODAS AS PÁGINAS</text:span></text:p>
      <text:p text:style-name="P10">Análise dos dados armazenados no navegador</text:p>
      <text:p text:style-name="P10"/>
      <text:p text:style-name="P10"/>
      <text:p text:style-name="P4"/>
      <text:p text:style-name="P10"/>
      <text:p text:style-name="P6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0T15:53:11.317000000</meta:creation-date>
    <dc:date>2023-04-10T17:36:30.336000000</dc:date>
    <meta:editing-duration>PT1H17S</meta:editing-duration>
    <meta:editing-cycles>3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50" meta:word-count="480" meta:character-count="2898" meta:non-whitespace-character-count="2455"/>
  </office:meta>
</office:document-meta>
</file>